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34in"/>
    </style:style>
    <style:style style:name="co3" style:family="table-column">
      <style:table-column-properties fo:break-before="auto" style:column-width="1.2071in"/>
    </style:style>
    <style:style style:name="co4" style:family="table-column">
      <style:table-column-properties fo:break-before="auto" style:column-width="1.2283in"/>
    </style:style>
    <style:style style:name="co5" style:family="table-column">
      <style:table-column-properties fo:break-before="auto" style:column-width="1.3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2961in" svg:height="4.9358in" svg:x="0.076in" svg:y="1.6732in">
            <draw:object draw:notify-on-update-of-ranges="Sheet1.B1:Sheet1.B1 Sheet1.B2:Sheet1.B8 Sheet1.C1:Sheet1.C1 Sheet1.C2:Sheet1.C8 Sheet1.B1:Sheet1.B1 Sheet1.B2:Sheet1.B8 Sheet1.D1:Sheet1.D1 Sheet1.D2:Sheet1.D8 Sheet1.B1:Sheet1.B1 Sheet1.B2:Sheet1.B8 Sheet1.E1:Sheet1.E1 Sheet1.E2:Sheet1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1736in" svg:height="4.9756in" svg:x="8.715in" svg:y="1.9866in">
            <draw:object draw:notify-on-update-of-ranges="Sheet1.L1:Sheet1.L1 Sheet1.L2:Sheet1.L8 Sheet1.M1:Sheet1.M1 Sheet1.M2:Sheet1.M8 Sheet1.L1:Sheet1.L1 Sheet1.L2:Sheet1.L8 Sheet1.N1:Sheet1.N1 Sheet1.N2:Sheet1.N8 Sheet1.L1:Sheet1.L1 Sheet1.L2:Sheet1.L8 Sheet1.O1:Sheet1.O1 Sheet1.O2:Sheet1.O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6" table:default-cell-style-name="Default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Debug GCC</text:p>
          </table:table-cell>
          <table:table-cell table:style-name="ce1" office:value-type="string" calcext:value-type="string">
            <text:p>Debug MPICH B</text:p>
          </table:table-cell>
          <table:table-cell table:style-name="ce1" office:value-type="string" calcext:value-type="string">
            <text:p>Debug MPICH NB</text:p>
          </table:table-cell>
          <table:table-cell table:number-columns-repeated="6"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Release GCC</text:p>
          </table:table-cell>
          <table:table-cell table:style-name="ce1" office:value-type="string" calcext:value-type="string">
            <text:p>Release MPICH B</text:p>
          </table:table-cell>
          <table:table-cell table:style-name="ce1" office:value-type="string" calcext:value-type="string">
            <text:p>Release MPICH N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6.144" calcext:value-type="float">
            <text:p>66.144</text:p>
          </table:table-cell>
          <table:table-cell office:value-type="float" office:value="75.951" calcext:value-type="float">
            <text:p>75.951</text:p>
          </table:table-cell>
          <table:table-cell office:value-type="float" office:value="67.415" calcext:value-type="float">
            <text:p>67.4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2.707" calcext:value-type="float">
            <text:p>22.707</text:p>
          </table:table-cell>
          <table:table-cell office:value-type="float" office:value="28.547" calcext:value-type="float">
            <text:p>28.547</text:p>
          </table:table-cell>
          <table:table-cell office:value-type="float" office:value="22.931" calcext:value-type="float">
            <text:p>22.93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4.232" calcext:value-type="float">
            <text:p>34.232</text:p>
          </table:table-cell>
          <table:table-cell office:value-type="float" office:value="40.81" calcext:value-type="float">
            <text:p>40.81</text:p>
          </table:table-cell>
          <table:table-cell office:value-type="float" office:value="35.573" calcext:value-type="float">
            <text:p>35.57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2.759" calcext:value-type="float">
            <text:p>12.759</text:p>
          </table:table-cell>
          <table:table-cell office:value-type="float" office:value="14.561" calcext:value-type="float">
            <text:p>14.561</text:p>
          </table:table-cell>
          <table:table-cell office:value-type="float" office:value="11.848" calcext:value-type="float">
            <text:p>11.84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3.973" calcext:value-type="float">
            <text:p>23.973</text:p>
          </table:table-cell>
          <table:table-cell office:value-type="float" office:value="29.512" calcext:value-type="float">
            <text:p>29.512</text:p>
          </table:table-cell>
          <table:table-cell office:value-type="float" office:value="26.845" calcext:value-type="float">
            <text:p>26.84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1.521" calcext:value-type="float">
            <text:p>11.521</text:p>
          </table:table-cell>
          <table:table-cell office:value-type="float" office:value="9.823" calcext:value-type="float">
            <text:p>9.823</text:p>
          </table:table-cell>
          <table:table-cell office:value-type="float" office:value="7.971" calcext:value-type="float">
            <text:p>7.97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.602" calcext:value-type="float">
            <text:p>19.602</text:p>
          </table:table-cell>
          <table:table-cell office:value-type="float" office:value="24.006" calcext:value-type="float">
            <text:p>24.006</text:p>
          </table:table-cell>
          <table:table-cell office:value-type="float" office:value="21.84" calcext:value-type="float">
            <text:p>21.8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0.938" calcext:value-type="float">
            <text:p>10.938</text:p>
          </table:table-cell>
          <table:table-cell office:value-type="float" office:value="8.966" calcext:value-type="float">
            <text:p>8.966</text:p>
          </table:table-cell>
          <table:table-cell office:value-type="float" office:value="7.888" calcext:value-type="float">
            <text:p>7.88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.765" calcext:value-type="float">
            <text:p>19.765</text:p>
          </table:table-cell>
          <table:table-cell office:value-type="float" office:value="21.112" calcext:value-type="float">
            <text:p>21.112</text:p>
          </table:table-cell>
          <table:table-cell office:value-type="float" office:value="18.584" calcext:value-type="float">
            <text:p>18.58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1.405" calcext:value-type="float">
            <text:p>11.405</text:p>
          </table:table-cell>
          <table:table-cell office:value-type="float" office:value="10.399" calcext:value-type="float">
            <text:p>10.399</text:p>
          </table:table-cell>
          <table:table-cell office:value-type="float" office:value="9.016" calcext:value-type="float">
            <text:p>9.01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.868" calcext:value-type="float">
            <text:p>20.868</text:p>
          </table:table-cell>
          <table:table-cell office:value-type="float" office:value="21.579" calcext:value-type="float">
            <text:p>21.579</text:p>
          </table:table-cell>
          <table:table-cell office:value-type="float" office:value="20.743" calcext:value-type="float">
            <text:p>20.74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1.267" calcext:value-type="float">
            <text:p>11.267</text:p>
          </table:table-cell>
          <table:table-cell office:value-type="float" office:value="10.755" calcext:value-type="float">
            <text:p>10.755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.43" calcext:value-type="float">
            <text:p>21.43</text:p>
          </table:table-cell>
          <table:table-cell office:value-type="float" office:value="21.885" calcext:value-type="float">
            <text:p>21.885</text:p>
          </table:table-cell>
          <table:table-cell office:value-type="float" office:value="20.785" calcext:value-type="float">
            <text:p>20.78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1.603" calcext:value-type="float">
            <text:p>11.603</text:p>
          </table:table-cell>
          <table:table-cell office:value-type="float" office:value="11.728" calcext:value-type="float">
            <text:p>11.728</text:p>
          </table:table-cell>
          <table:table-cell office:value-type="float" office:value="11.424" calcext:value-type="float">
            <text:p>11.4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21:33:32.938239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4T21:33:34.359300415</meta:creation-date>
    <dc:date>2020-06-06T01:55:48.173371204</dc:date>
    <meta:editing-duration>PT5H34M49S</meta:editing-duration>
    <meta:editing-cycles>9</meta:editing-cycles>
    <meta:generator>LibreOffice/6.4.3.2$Linux_X86_64 LibreOffice_project/40$Build-2</meta:generator>
    <meta:document-statistic meta:table-count="1" meta:cell-count="64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73cm" svg:height="12.538cm" xlink:href=".." xlink:type="simple" chart:class="chart:scatter" chart:style-name="ch1">
        <chart:title svg:x="6.193cm" svg:y="0.385cm" chart:style-name="ch2">
          <text:p>Comparison of debug build execution times</text:p>
        </chart:title>
        <chart:legend chart:legend-position="end" svg:x="17.54cm" svg:y="5.551cm" style:legend-expansion="high" chart:style-name="ch3"/>
        <chart:plot-area chart:style-name="ch4" table:cell-range-address="Sheet1.B1:Sheet1.E8" chart:data-source-has-labels="row" svg:x="1.38cm" svg:y="1.362cm" svg:width="15.739cm" svg:height="9.997cm">
          <chartooo:coordinate-region svg:x="2.001cm" svg:y="1.535cm" svg:width="15.024cm" svg:height="9.23cm"/>
          <chart:axis chart:dimension="x" chart:name="primary-x" chart:style-name="ch5">
            <chart:title svg:x="7.856cm" svg:y="11.609cm" chart:style-name="ch6">
              <text:p>Number of threads</text:p>
            </chart:title>
          </chart:axis>
          <chart:axis chart:dimension="y" chart:name="primary-y" chart:style-name="ch5">
            <chart:title svg:x="0.451cm" svg:y="7.555cm" chart:style-name="ch7">
              <text:p>Elapsed time [s]</text:p>
            </chart:title>
            <chart:grid chart:style-name="ch8" chart:class="major"/>
          </chart:axis>
          <chart:series chart:style-name="ch9" chart:values-cell-range-address="Sheet1.C2:Sheet1.C8" chart:label-cell-address="Sheet1.C1:Sheet1.C1" chart:class="chart:scatter">
            <chart:domain table:cell-range-address="Sheet1.B2:Sheet1.B8"/>
            <chart:data-point chart:repeated="7"/>
          </chart:series>
          <chart:series chart:style-name="ch10" chart:values-cell-range-address="Sheet1.D2:Sheet1.D8" chart:label-cell-address="Sheet1.D1:Sheet1.D1" chart:class="chart:scatter">
            <chart:data-point chart:repeated="7"/>
          </chart:series>
          <chart:series chart:style-name="ch11" chart:values-cell-range-address="Sheet1.E2:Sheet1.E8" chart:label-cell-address="Sheet1.E1:Sheet1.E1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bug GCC</text:p>
                <draw:g>
                  <svg:desc>Sheet1.C1:Sheet1.C1</svg:desc>
                </draw:g>
              </table:table-cell>
              <table:table-cell office:value-type="string">
                <text:p>Debug MPICH B</text:p>
                <draw:g>
                  <svg:desc>Sheet1.D1:Sheet1.D1</svg:desc>
                </draw:g>
              </table:table-cell>
              <table:table-cell office:value-type="string">
                <text:p>Debug MPICH NB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8</svg:desc>
                </draw:g>
              </table:table-cell>
              <table:table-cell office:value-type="float" office:value="66.144">
                <text:p>66.144</text:p>
                <draw:g>
                  <svg:desc>Sheet1.C2:Sheet1.C8</svg:desc>
                </draw:g>
              </table:table-cell>
              <table:table-cell office:value-type="float" office:value="75.951">
                <text:p>75.951</text:p>
                <draw:g>
                  <svg:desc>Sheet1.D2:Sheet1.D8</svg:desc>
                </draw:g>
              </table:table-cell>
              <table:table-cell office:value-type="float" office:value="67.415">
                <text:p>67.415</text:p>
                <draw:g>
                  <svg:desc>Sheet1.E2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4.232">
                <text:p>34.232</text:p>
              </table:table-cell>
              <table:table-cell office:value-type="float" office:value="40.81">
                <text:p>40.81</text:p>
              </table:table-cell>
              <table:table-cell office:value-type="float" office:value="35.573">
                <text:p>35.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.973">
                <text:p>23.973</text:p>
              </table:table-cell>
              <table:table-cell office:value-type="float" office:value="29.512">
                <text:p>29.512</text:p>
              </table:table-cell>
              <table:table-cell office:value-type="float" office:value="26.845">
                <text:p>26.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602">
                <text:p>19.602</text:p>
              </table:table-cell>
              <table:table-cell office:value-type="float" office:value="24.006">
                <text:p>24.006</text:p>
              </table:table-cell>
              <table:table-cell office:value-type="float" office:value="21.84">
                <text:p>21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.765">
                <text:p>19.765</text:p>
              </table:table-cell>
              <table:table-cell office:value-type="float" office:value="21.112">
                <text:p>21.112</text:p>
              </table:table-cell>
              <table:table-cell office:value-type="float" office:value="18.584">
                <text:p>18.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.868">
                <text:p>20.868</text:p>
              </table:table-cell>
              <table:table-cell office:value-type="float" office:value="21.579">
                <text:p>21.579</text:p>
              </table:table-cell>
              <table:table-cell office:value-type="float" office:value="20.743">
                <text:p>20.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1.43">
                <text:p>21.43</text:p>
              </table:table-cell>
              <table:table-cell office:value-type="float" office:value="21.885">
                <text:p>21.885</text:p>
              </table:table-cell>
              <table:table-cell office:value-type="float" office:value="20.785">
                <text:p>20.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62cm" svg:height="12.639cm" xlink:href=".." xlink:type="simple" chart:class="chart:scatter" chart:style-name="ch1">
        <chart:title svg:x="5.906cm" svg:y="0.387cm" chart:style-name="ch2">
          <text:p>Comparison of release build execution times</text:p>
        </chart:title>
        <chart:legend chart:legend-position="end" svg:x="16.964cm" svg:y="5.601cm" style:legend-expansion="high" chart:style-name="ch3"/>
        <chart:plot-area chart:style-name="ch4" table:cell-range-address="Sheet1.L1:Sheet1.O8" chart:data-source-has-labels="row" svg:x="1.374cm" svg:y="1.366cm" svg:width="15.175cm" svg:height="10.092cm">
          <chartooo:coordinate-region svg:x="1.995cm" svg:y="1.539cm" svg:width="14.46cm" svg:height="9.325cm"/>
          <chart:axis chart:dimension="x" chart:name="primary-x" chart:style-name="ch5">
            <chart:title svg:x="7.568cm" svg:y="11.71cm" chart:style-name="ch6">
              <text:p>Number of threads</text:p>
            </chart:title>
          </chart:axis>
          <chart:axis chart:dimension="y" chart:name="primary-y" chart:style-name="ch5">
            <chart:title svg:x="0.451cm" svg:y="7.607cm" chart:style-name="ch7">
              <text:p>Elapsed time [s]</text:p>
            </chart:title>
            <chart:grid chart:style-name="ch8" chart:class="major"/>
          </chart:axis>
          <chart:series chart:style-name="ch9" chart:values-cell-range-address="Sheet1.M2:Sheet1.M8" chart:label-cell-address="Sheet1.M1:Sheet1.M1" chart:class="chart:scatter">
            <chart:domain table:cell-range-address="Sheet1.L2:Sheet1.L8"/>
            <chart:data-point chart:repeated="7"/>
          </chart:series>
          <chart:series chart:style-name="ch10" chart:values-cell-range-address="Sheet1.N2:Sheet1.N8" chart:label-cell-address="Sheet1.N1:Sheet1.N1" chart:class="chart:scatter">
            <chart:data-point chart:repeated="7"/>
          </chart:series>
          <chart:series chart:style-name="ch11" chart:values-cell-range-address="Sheet1.O2:Sheet1.O8" chart:label-cell-address="Sheet1.O1:Sheet1.O1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elease GCC</text:p>
                <draw:g>
                  <svg:desc>Sheet1.M1:Sheet1.M1</svg:desc>
                </draw:g>
              </table:table-cell>
              <table:table-cell office:value-type="string">
                <text:p>Release MPICH B</text:p>
                <draw:g>
                  <svg:desc>Sheet1.N1:Sheet1.N1</svg:desc>
                </draw:g>
              </table:table-cell>
              <table:table-cell office:value-type="string">
                <text:p>Release MPICH NB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L2:Sheet1.L8</svg:desc>
                </draw:g>
              </table:table-cell>
              <table:table-cell office:value-type="float" office:value="22.707">
                <text:p>22.707</text:p>
                <draw:g>
                  <svg:desc>Sheet1.M2:Sheet1.M8</svg:desc>
                </draw:g>
              </table:table-cell>
              <table:table-cell office:value-type="float" office:value="28.547">
                <text:p>28.547</text:p>
                <draw:g>
                  <svg:desc>Sheet1.N2:Sheet1.N8</svg:desc>
                </draw:g>
              </table:table-cell>
              <table:table-cell office:value-type="float" office:value="22.931">
                <text:p>22.931</text:p>
                <draw:g>
                  <svg:desc>Sheet1.O2:Sheet1.O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759">
                <text:p>12.759</text:p>
              </table:table-cell>
              <table:table-cell office:value-type="float" office:value="14.561">
                <text:p>14.561</text:p>
              </table:table-cell>
              <table:table-cell office:value-type="float" office:value="11.848">
                <text:p>11.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.521">
                <text:p>11.521</text:p>
              </table:table-cell>
              <table:table-cell office:value-type="float" office:value="9.823">
                <text:p>9.823</text:p>
              </table:table-cell>
              <table:table-cell office:value-type="float" office:value="7.971">
                <text:p>7.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.938">
                <text:p>10.938</text:p>
              </table:table-cell>
              <table:table-cell office:value-type="float" office:value="8.966">
                <text:p>8.966</text:p>
              </table:table-cell>
              <table:table-cell office:value-type="float" office:value="7.888">
                <text:p>7.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.405">
                <text:p>11.405</text:p>
              </table:table-cell>
              <table:table-cell office:value-type="float" office:value="10.399">
                <text:p>10.399</text:p>
              </table:table-cell>
              <table:table-cell office:value-type="float" office:value="9.016">
                <text:p>9.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.267">
                <text:p>11.267</text:p>
              </table:table-cell>
              <table:table-cell office:value-type="float" office:value="10.755">
                <text:p>10.755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.603">
                <text:p>11.603</text:p>
              </table:table-cell>
              <table:table-cell office:value-type="float" office:value="11.728">
                <text:p>11.728</text:p>
              </table:table-cell>
              <table:table-cell office:value-type="float" office:value="11.424">
                <text:p>11.4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